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List_20_Contents">
      <style:paragraph-properties fo:margin-top="0in" fo:margin-bottom="0.1965in"/>
    </style:style>
    <style:style style:name="P13" style:family="paragraph" style:parent-style-name="List_20_Contents">
      <style:paragraph-properties fo:margin-top="0in" fo:margin-bottom="0.1965in"/>
      <style:text-properties fo:language="en" fo:country="US" style:language-complex="ar" style:country-complex="SA"/>
    </style:style>
    <style:style style:name="P14" style:family="paragraph" style:parent-style-name="List_20_Contents">
      <style:paragraph-properties fo:margin-top="0in" fo:margin-bottom="0.1965in"/>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Standard" style:list-style-name="L1"/>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Heading_20_1">
      <style:text-properties fo:language="en" fo:country="US" style:language-complex="ar" style:country-complex="SA"/>
    </style:style>
    <style:style style:name="P19" style:family="paragraph" style:parent-style-name="Heading_20_1" style:master-page-name="First_20_Page">
      <style:paragraph-properties style:page-number="auto"/>
    </style:style>
    <style:style style:name="P20" style:family="paragraph" style:parent-style-name="List_20_Contents">
      <style:paragraph-properties fo:margin-left="0in" fo:margin-right="0in" fo:text-indent="0in" style:auto-text-indent="false"/>
    </style:style>
    <style:style style:name="P2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4" style:family="paragraph" style:parent-style-name="Footer">
      <style:paragraph-properties>
        <style:tab-stops>
          <style:tab-stop style:position="3in" style:type="center"/>
          <style:tab-stop style:position="6.5in" style:type="right"/>
        </style:tab-stops>
      </style:paragraph-properties>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32784720" text:id="ct532784720">
          <text:deletion>
            <office:change-info>
              <dc:creator>Bob Jacobsen</dc:creator>
              <dc:date>2010-10-10T10:54:00</dc:date>
            </office:change-info>
            <text:h text:style-name="P1" text:outline-level="1">Title</text:h>
          </text:deletion>
        </text:changed-region>
        <text:changed-region xml:id="ct532823600" text:id="ct532823600">
          <text:insertion>
            <office:change-info>
              <dc:creator>Bob Jacobsen</dc:creator>
              <dc:date>2010-10-10T10:54:00</dc:date>
            </office:change-info>
          </text:insertion>
        </text:changed-region>
        <text:changed-region xml:id="ct533704128" text:id="ct533704128">
          <text:deletion>
            <office:change-info>
              <dc:creator>Bob Jacobsen</dc:creator>
              <dc:date>2010-10-14T14:39:00</dc:date>
            </office:change-info>
            <text:p text:style-name="List_20_Contents">one or more translaters and/or</text:p>
          </text:deletion>
        </text:changed-region>
        <text:changed-region xml:id="ct532823456" text:id="ct532823456">
          <text:insertion>
            <office:change-info>
              <dc:creator>Bob Jacobsen</dc:creator>
              <dc:date>2010-10-10T10:54:00</dc:date>
            </office:change-info>
          </text:insertion>
        </text:changed-region>
        <text:changed-region xml:id="ct533704224" text:id="ct533704224">
          <text:deletion>
            <office:change-info>
              <dc:creator>Bob Jacobsen</dc:creator>
              <dc:date>2010-10-14T14:39:00</dc:date>
            </office:change-info>
            <text:p text:style-name="List_20_Contents">s</text:p>
          </text:deletion>
        </text:changed-region>
        <text:changed-region xml:id="ct255679504" text:id="ct255679504">
          <text:insertion>
            <office:change-info>
              <dc:creator>Bob Jacobsen</dc:creator>
              <dc:date>2010-10-10T10:54:00</dc:date>
            </office:change-info>
          </text:insertion>
        </text:changed-region>
        <text:changed-region xml:id="ct255680384" text:id="ct255680384">
          <text:deletion>
            <office:change-info>
              <dc:creator>Bob Jacobsen</dc:creator>
              <dc:date>2010-10-14T14:27:00</dc:date>
            </office:change-info>
            <text:p text:style-name="List_20_Contents"/>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314325568"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List_20_Contents"/>
          </text:deletion>
        </text:changed-region>
        <text:changed-region xml:id="ct532677536" text:id="ct532677536">
          <text:insertion>
            <office:change-info>
              <dc:creator>Bob Jacobsen</dc:creator>
              <dc:date>2010-10-14T22:32:00</dc:date>
            </office:change-info>
          </text:insertion>
        </text:changed-region>
        <text:changed-region xml:id="ct533707744" text:id="ct533707744">
          <text:insertion>
            <office:change-info>
              <dc:creator>Bob Jacobsen</dc:creator>
              <dc:date>2010-10-14T22:33:00</dc:date>
            </office:change-info>
          </text:insertion>
        </text:changed-region>
        <text:changed-region xml:id="ct309046448" text:id="ct309046448">
          <text:insertion>
            <office:change-info>
              <dc:creator>Bob Jacobsen</dc:creator>
              <dc:date>2012-06-06T11: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532784720"/><text:change-start text:change-id="ct532823600"/>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It may take several messages to move a single datagram, or to start a stream, for example.</text:p>
      <text:p text:style-name="P10">Protocol</text:p>
      <text:p text:style-name="List_20_Contents">An OpenLCB protocol defines how messages are exchanged to do some particular thing. There are low level protocols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
      <text:p text:style-name="List_20_Heading">Addressed</text:p>
      <text:p text:style-name="List_20_Contents"><text:soft-page-break/>An “addressed” message is meant for only a single node. Contrast “global”.</text:p>
      <text:p text:style-name="List_20_Heading">Alias</text:p>
      <text:p text:style-name="List_20_Contents">Short form of a Node ID number which can be mapped back and forth to the full number. Often used as "NID Alias", "DID Alias" or "SID Alias"", which are then written NIDa, DIDa and SIDa. </text:p>
      <text:p text:style-name="List_20_Heading">Board</text:p>
      <text:p text:style-name="List_20_Contents">Not really something that occurs in OpenLCB itself, we need to talk about how the common term "board" maps onto OpenLCB. E.g. A node (board) may connect to several things (devices) on the layout. </text:p>
      <text:p text:style-name="List_20_Heading">Bridge</text:p>
      <text:p text:style-name="List_20_Contents">Connects two OpenLCB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 </text:p>
      <text:p text:style-name="List_20_Heading">CDI</text:p>
      <text:p text:style-name="List_20_Contents">“Configuration Definition Information”, the information provided by a node so that other nodes can understand what the configuration information in the first node includes, and how it's organized. <text:s/></text:p>
      <text:p text:style-name="List_20_Heading">Datagram</text:p>
      <text:p text:style-name="List_20_Contents">The datagram protocol is a way for a OpenLCB node to efficiently send a short, definite-length message to another specific node. In that, it lies in between the event exchange protocol, which efficiently sends very short event IDs to all interested nodes, and the streaming protocol, which sends long messages between specific nodes, at some cost in efficiency. Sending a datagram takes multiple messages.</text:p>
      <text:p text:style-name="P10">Datagram Protocol ID (DPID or DPI)</text:p>
      <text:p text:style-name="List_20_Contents">The first byte of data transferred by a datagram is used to indicate the protocol being transported.</text:p>
      <text:p text:style-name="List_20_Heading">Device</text:p>
      <text:p text:style-name="List_20_Contents">Not really something that occurs in OpenLCB itself, we need to talk about how the common term "device" maps onto OpenLCB. E.g. A node (board) may connect to several things (devices) on the layout.. </text:p>
      <text:p text:style-name="List_20_Heading">Destination Node ID (DID)</text:p>
      <text:p text:style-name="List_20_Contents"><text:s/>Node ID of the node to which a specific message is addressed. </text:p>
      <text:p text:style-name="List_20_Heading">Event ID (EID)</text:p>
      <text:p text:style-name="P12">The number that identifies a specific event. OpenLCB event IDs must be globally unique. </text:p>
      <text:p text:style-name="List_20_Contents"><text:soft-page-break/>Events are not associated with any particular node. It may be convenient to use e.g. Node ID as a way of numbering them uniquely, but Node IDs and Event IDs are not related. </text:p>
      <text:p text:style-name="List_20_Heading">Gateway</text:p>
      <text:p text:style-name="List_20_Contents">Connects two segments of the OpenLCB while translating to a different wire protocol. For example, a gateway can change NodeIDs on one side of the Router into aliases on the other side. The use of unique identifiers in OpenLCB is meant to reduce the need for gateways. They generally only appear to connect the wider network to a CAN link. </text:p>
      <text:p text:style-name="List_20_Heading">Global</text:p>
      <text:p text:style-name="List_20_Contents">A “global” message is meant for all OpenLCB nodes that are interested in it. <text:s/>Contrast “Addressed”.</text:p>
      <text:p text:style-name="List_20_Heading">Installation</text:p>
      <text:p text:style-name="List_20_Contents">An OpenLCB installation is the complete set of OpenLCB hardware, nodes, etc, that can be reached from any one of them. </text:p>
      <text:p text:style-name="List_20_Heading">Message Type Indicator</text:p>
      <text:p text:style-name="List_20_Contents">Every OpenLCB message contains a Message Type Indicator field that identifies the type of that particular message. <text:s/>Also used to refer to a particular value for that field.</text:p>
      <text:p text:style-name="List_20_Heading">MTI</text:p>
      <text:p text:style-name="List_20_Contents">Message Type Indicator - identifies a common message type. </text:p>
      <text:p text:style-name="List_20_Heading">Node ID (NID)</text:p>
      <text:p text:style-name="List_20_Contents">Number identifying a specific node. OpenLCB node IDs must be globally unique, so they form a one-to-one mapping to the nodes themselves. </text:p>
      <text:p text:style-name="List_20_Heading">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s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set turnouts in multiple places, etc).</text:p>
      <text:p text:style-name="List_20_Heading">Producer-Consumer Event Report (PCER)</text:p>
      <text:p text:style-name="List_20_Contents">OpenLCB message type sent by producers of a particular Event that it <text:span text:style-name="T6">has</text:span> occurred, so that the corresponding consumers of that Event are notified.</text:p>
      <text:p text:style-name="List_20_Heading">Repeater</text:p>
      <text:p text:style-name="List_20_Contents">Connects two segments of the same type at the physical level, without transformation of message format. </text:p>
      <text:p text:style-name="List_20_Heading"><text:soft-page-break/>Router</text:p>
      <text:p text:style-name="List_20_Contents">OpenLCB routers forward traffic from one link to another without reformatting. This can be a simple as receiving on one link and forwarding on N, or it could involve tracking e.g. event usage and only forwarding needed messages. </text:p>
      <text:p text:style-name="List_20_Heading">Source Node ID (SID)</text:p>
      <text:p text:style-name="List_20_Contents">The Node ID of the node which originated a specific message. </text:p>
      <text:p text:style-name="List_20_Heading">Segment</text:p>
      <text:p text:style-name="List_20_Contents">Subset of an overall OpenLCB installation which is reached via <text:change-end text:change-id="ct532823600"/><text:change text:change-id="ct533704128"/><text:change-start text:change-id="ct532823456"/>path or gateway<text:change-end text:change-id="ct532823456"/><text:change text:change-id="ct533704224"/><text:change-start text:change-id="ct255679504"/>. A segment typically uses a specific wire protocol. </text:p>
      <text:p text:style-name="List_20_Heading">Simple Node</text:p>
      <text:p text:style-name="List_20_Contents">A “simple node” is typically an individual board with a small processor on it which is acting a as leaf node in an OpenLCB network. A simple node doesn't initiate complex communications with <text:span text:style-name="T6">other nodes, but may be the target of e.g. configuration operations.</text:span></text:p>
      <text:p text:style-name="List_20_Heading">Stream</text:p>
      <text:p text:style-name="List_20_Contents">Streams are a method of moving a large number of bytes between two nodes. The streaming protocol defines a way to do this in OpenLCB.</text:p>
      <text:p text:style-name="List_20_Heading">Virtual Node</text:p>
      <text:p text:style-name="List_20_Contents">One of one or more nodes co-resident within a single board or computer. Often a board is a single node, but it's possible for a board or computer to behave on the OpenLCB as if it contained multiple nodes. Those are then referred to as virtual nodes.</text:p>
      <text:p text:style-name="List_20_Heading">Wire protocol</text:p>
      <text:p text:style-name="P13">Version of the OpenLCB common messages, interactions, etc adapted to a particular transport mechanism. Examples are the wire protocols for CAN bus segments and TCP/IP links. </text:p>
      <text:h text:style-name="P18" text:outline-level="1">CAN Glossary</text:h>
      <text:p text:style-name="List_20_Heading">CAN</text:p>
      <text:p text:style-name="List_20_Contents">Controller Area Network, an ISO-standardized communication network type. The CAN specification includes aspects of the physical- and link-layer definitions for OpenLCB.</text:p>
      <text:p text:style-name="List_20_Heading">Frame</text:p>
      <text:p text:style-name="P14">A Frame is packet as it is defined on the CAN bus. It consists of a 11 or 29 bit CAN header and zero through 8 bytes of data. An OpenLCB message may become one or more frames when transmitted over CAN. Some frames, called Control Frames, are used for link-layer control and do not correspond to any particular OpenLCB message.</text:p>
      <text:p text:style-name="P15">Segment</text:p>
      <text:p text:style-name="List_20_Contents"><text:change-end text:change-id="ct255679504"/><text:change text:change-id="ct255680384"/><text:change-start text:change-id="ct532677536"/><text:soft-page-break/>A single CAN segment is the set of CAN nodes that <text:change-end text:change-id="ct532677536"/><text:change-start text:change-id="ct533707744"/>share CAN arbitration.<text:change-end text:change-id="ct533707744"/><text:change-start text:change-id="ct309046448"/></text:p>
      <text:p text:style-name="P10"><text:change-end text:change-id="ct30904644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Introduction<text:tab/>1</text:p>
          <text:p text:style-name="P17"><text:s/>2 Key Terms<text:tab/>1</text:p>
          <text:p text:style-name="P17"><text:s/>3 General Glossary<text:tab/>1</text:p>
          <text:p text:style-name="P17"><text:s/>4 CAN Glossary<text:tab/>4</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255543280" text:id="ct255543280">
            <text:deletion>
              <office:change-info>
                <dc:creator>Bob Jacobsen</dc:creator>
                <dc:date>2010-10-08T17:22:00</dc:date>
              </office:change-info>
              <text:p text:style-name="MP1">NMRA Technical Note (number)</text:p>
            </text:deletion>
          </text:changed-region>
          <text:changed-region xml:id="ct255543424" text:id="ct255543424">
            <text:insertion>
              <office:change-info>
                <dc:creator>Bob Jacobsen</dc:creator>
                <dc:date>2010-10-08T17:22:00</dc:date>
              </office:change-info>
            </text:insertion>
          </text:changed-region>
        </text:tracked-changes>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255543280"/><text:change-start text:change-id="ct255543424"/>OpenLCB Glossary Technical Note<text:change-end text:change-id="ct255543424"/></text:p>
      </style:header>
      <style:footer>
        <text:tracked-changes>
          <text:changed-region xml:id="ct255535472" text:id="ct255535472">
            <text:deletion>
              <office:change-info>
                <dc:creator>Bob Jacobsen</dc:creator>
                <dc:date>2010-10-08T17:23:00</dc:date>
              </office:change-info>
              <text:p text:style-name="MP4"><text:span text:style-name="MT2">Title</text:span><text:span text:style-name="MT3"><text:tab/></text:span></text:p>
            </text:deletion>
          </text:changed-region>
          <text:changed-region xml:id="ct255545248" text:id="ct255545248">
            <text:insertion>
              <office:change-info>
                <dc:creator>Bob Jacobsen</dc:creator>
                <dc:date>2011-07-23T20:08:00</dc:date>
              </office:change-info>
            </text:insertion>
          </text:changed-region>
        </text:tracked-changes>
        <text:p text:style-name="MP4"><text:change text:change-id="ct255535472"/><text:change-start text:change-id="ct255545248"/><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255545248"/><text:span text:style-name="MT3"><text:tab/>Page </text:span><text:span text:style-name="Page_20_Number"><text:span text:style-name="MT3"><text:page-number text:select-page="current">5</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date style:data-style-name="N116" text:date-value="2012-06-06T11:46:42.99">6/6/2012</text:date></text:span></text:span></text:p>
      </style:footer>
    </style:master-page>
    <style:master-page style:name="First_20_Page" style:display-name="First Page" style:page-layout-name="Mpm2" style:next-style-name="Standard">
      <style:header>
        <text:tracked-changes>
          <text:changed-region xml:id="ct255554720" text:id="ct255554720">
            <text:deletion>
              <office:change-info>
                <dc:creator>Bob Jacobsen</dc:creator>
                <dc:date>2010-10-07T21:46:00</dc:date>
              </office:change-info>
              <text:p text:style-name="MP7"><text:span text:style-name="MT4">NMRA TECHNICAL NOTES</text:span></text:p>
            </text:deletion>
          </text:changed-region>
          <text:changed-region xml:id="ct255557552" text:id="ct255557552">
            <text:insertion>
              <office:change-info>
                <dc:creator>Bob Jacobsen</dc:creator>
                <dc:date>2010-10-08T17:19:00</dc:date>
              </office:change-info>
            </text:insertion>
          </text:changed-region>
          <text:changed-region xml:id="ct255554816" text:id="ct255554816">
            <text:insertion>
              <office:change-info>
                <dc:creator>Bob Jacobsen</dc:creator>
                <dc:date>2010-10-10T10:54:00</dc:date>
              </office:change-info>
            </text:insertion>
          </text:changed-region>
          <text:changed-region xml:id="ct255554944" text:id="ct255554944">
            <text:deletion>
              <office:change-info>
                <dc:creator>Bob Jacobsen</dc:creator>
                <dc:date>2010-10-14T14:26:00</dc:date>
              </office:change-info>
              <text:p text:style-name="MP7">(title)</text:p>
            </text:deletion>
          </text:changed-region>
          <text:changed-region xml:id="ct255555040" text:id="ct255555040">
            <text:insertion>
              <office:change-info>
                <dc:creator>Bob Jacobsen</dc:creator>
                <dc:date>2010-10-14T14:26:00</dc:date>
              </office:change-info>
            </text:insertion>
          </text:changed-region>
          <text:changed-region xml:id="ct255555136" text:id="ct255555136">
            <text:deletion>
              <office:change-info>
                <dc:creator>Bob Jacobsen</dc:creator>
                <dc:date>2010-10-08T17:19:00</dc:date>
              </office:change-info>
              <text:p text:style-name="MP7">(date)</text:p>
            </text:deletion>
          </text:changed-region>
          <text:changed-region xml:id="ct255560592" text:id="ct255560592">
            <text:insertion>
              <office:change-info>
                <dc:creator>Bob Jacobsen</dc:creator>
                <dc:date>2010-10-14T08:38:00</dc:date>
              </office:change-info>
            </text:insertion>
          </text:changed-region>
          <text:changed-region xml:id="ct303610448" text:id="ct303610448">
            <text:deletion>
              <office:change-info>
                <dc:creator>Bob Jacobsen</dc:creator>
                <dc:date>2010-10-07T21:47:00</dc:date>
              </office:change-info>
              <text:p text:style-name="MP7">(number)</text:p>
            </text:deletion>
          </text:changed-region>
          <text:changed-region xml:id="ct255555232" text:id="ct255555232">
            <text:insertion>
              <office:change-info>
                <dc:creator>Bob Jacobsen</dc:creator>
                <dc:date>2012-05-28T16:52: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255554720"/><text:change-start text:change-id="ct255557552"/>OpenLCB <text:change-end text:change-id="ct255557552"/><text:change-start text:change-id="ct255554816"/>Technical Note<text:change-end text:change-id="ct255554816"/></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255554944"/><text:change-start text:change-id="ct255555040"/>Glossary<text:change-end text:change-id="ct255555040"/></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255555136"/><text:change-start text:change-id="ct255560592"/><text:date style:data-style-name="N75" text:date-value="2012-06-06T11:46:42.99">Jun 6, 2012</text:date><text:change-end text:change-id="ct255560592"/></text:p>
            </table:table-cell>
            <table:table-cell table:style-name="Table1.C1" office:value-type="string">
              <text:p text:style-name="MP7"><text:change text:change-id="ct303610448"/><text:change-start text:change-id="ct255555232"/>Draft<text:change-end text:change-id="ct255555232"/></text:p>
            </table:table-cell>
          </table:table-row>
        </table:table>
        <text:p text:style-name="Header"/>
      </style:header>
      <style:footer>
        <text:tracked-changes>
          <text:changed-region xml:id="ct255562528" text:id="ct255562528">
            <text:deletion>
              <office:change-info>
                <dc:creator>Bob Jacobsen</dc:creator>
                <dc:date>2011-07-23T20:08:00</dc:date>
              </office:change-info>
              <text:p text:style-name="MP8"><text:span text:style-name="MT5">Copyright 20</text:span></text:p>
            </text:deletion>
          </text:changed-region>
          <text:changed-region xml:id="ct255562432" text:id="ct255562432">
            <text:deletion>
              <office:change-info>
                <dc:creator>Bob Jacobsen</dc:creator>
                <dc:date>2010-10-07T21:47:00</dc:date>
              </office:change-info>
              <text:p text:style-name="MP8"><text:span text:style-name="MT5">90</text:span></text:p>
            </text:deletion>
          </text:changed-region>
          <text:changed-region xml:id="ct255562336" text:id="ct255562336">
            <text:deletion>
              <office:change-info>
                <dc:creator>Bob Jacobsen</dc:creator>
                <dc:date>2011-07-23T20:08:00</dc:date>
              </office:change-info>
              <text:p text:style-name="MP8"><text:span text:style-name="MT5">, by J. Day, D. Harris, B. Jacobsen, </text:span></text:p>
            </text:deletion>
          </text:changed-region>
          <text:changed-region xml:id="ct255556224" text:id="ct255556224">
            <text:deletion>
              <office:change-info>
                <dc:creator>Bob Jacobsen</dc:creator>
                <dc:date>2010-10-08T17:21:00</dc:date>
              </office:change-info>
              <text:p text:style-name="MP8"><text:span text:style-name="MT5">A. Robinson, </text:span></text:p>
            </text:deletion>
          </text:changed-region>
          <text:changed-region xml:id="ct255562240" text:id="ct255562240">
            <text:deletion>
              <office:change-info>
                <dc:creator>Bob Jacobsen</dc:creator>
                <dc:date>2011-07-23T20:08:00</dc:date>
              </office:change-info>
              <text:p text:style-name="MP8"><text:span text:style-name="MT5">and A. Shepherd</text:span></text:p>
            </text:deletion>
          </text:changed-region>
          <text:changed-region xml:id="ct255565440" text:id="ct255565440">
            <text:insertion>
              <office:change-info>
                <dc:creator>Bob Jacobsen</dc:creator>
                <dc:date>2011-07-23T20:08:00</dc:date>
              </office:change-info>
            </text:insertion>
          </text:changed-region>
        </text:tracked-changes>
        <text:p text:style-name="MP8"><text:change text:change-id="ct255562528"/><text:change text:change-id="ct255562432"/><text:change text:change-id="ct255562336"/><text:change text:change-id="ct255556224"/><text:change text:change-id="ct255562240"/><text:change-start text:change-id="ct255565440"/><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255565440"/><text:span text:style-name="MT5"><text:tab/></text:span><text:span text:style-name="MT6">Page </text:span><text:span text:style-name="Page_20_Number"><text:span text:style-name="MT6"><text:page-number text:select-page="current">5</text:page-number></text:span></text:span><text:span text:style-name="Page_20_Number"><text:span text:style-name="MT6"> of </text:span></text:span><text:span text:style-name="Page_20_Number"><text:span text:style-name="MT6"><text:page-count style:num-format="1">5</text:page-count></text:span></text:span><text:span text:style-name="Page_20_Number"><text:span text:style-name="MT6"> - </text:span></text:span><text:span text:style-name="Page_20_Number"><text:span text:style-name="MT6"><text:date style:data-style-name="N116" text:date-value="2012-06-06T11:46:42.99">6/6/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81</meta:editing-cycles>
    <meta:editing-duration>PT13H13M5S</meta:editing-duration>
    <meta:generator>OpenOffice.org/3.3$Unix OpenOffice.org_project/330m20$Build-9567</meta:generator>
    <dc:date>2012-06-06T11:46:42</dc:date>
    <dc:creator>Bob Jacobsen</dc:creator>
    <meta:document-statistic meta:table-count="1" meta:image-count="1" meta:object-count="0" meta:page-count="5" meta:paragraph-count="107" meta:word-count="1482" meta:character-count="8885"/>
    <meta:user-defined meta:name="Info 1"/>
    <meta:user-defined meta:name="Info 2"/>
    <meta:user-defined meta:name="Info 3"/>
    <meta:user-defined meta:name="Info 4"/>
  </office:meta>
</office:document-meta>
</file>